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1cm" fo:min-width="2.49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31cm" fo:min-width="2.4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7cm" fo:min-width="2.4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6cm" fo:min-width="2.4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6cm" fo:min-width="2.527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07cm" fo:min-width="1.80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69cm" fo:min-width="1.418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2.082cm" fo:min-width="1.4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5.7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14cm" fo:min-width="2.4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9cm" fo:min-width="2.5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9cm" fo:min-width="2.2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2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1.6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4cm" fo:min-width="1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68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07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06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10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6cm" fo:min-width="1.104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3.03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3cm" fo:min-width="1.59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1.0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7cm" fo:min-width="1.0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4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.0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1.6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22pt" fo:language="en" fo:country="GB" style:font-size-asian="22pt" style:font-size-complex="22pt"/>
    </style:style>
    <style:style style:name="P2" style:family="paragraph">
      <style:paragraph-properties fo:text-align="center" style:writing-mode="lr-tb"/>
      <style:text-properties fo:font-size="19.7999992370605pt" fo:language="en" fo:country="GB" style:font-size-asian="22pt" style:font-size-complex="22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9.7999992370605pt" fo:language="en" fo:country="GB" style:font-size-asian="22pt" style:font-size-complex="22pt"/>
    </style:style>
    <style:style style:name="P6" style:family="paragraph">
      <style:paragraph-properties fo:text-align="center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font-size="19.7999992370605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style:font-size-asian="22pt" style:font-size-complex="22pt"/>
    </style:style>
    <style:style style:name="P10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style:writing-mode="lr-tb"/>
      <style:text-properties fo:font-size="19.7999992370605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GB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33% 58%" fo:font-size="22pt" fo:language="en" fo:country="GB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fo:font-size="18pt" style:font-size-asian="22pt" style:font-size-complex="22pt"/>
    </style:style>
    <style:style style:name="T10" style:family="text">
      <style:text-properties style:text-position="-33% 58%" fo:font-size="1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94cm" svg:height="0.981cm" svg:x="8.744cm" svg:y="3.2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39cm" svg:height="0.981cm" svg:x="17.288cm" svg:y="3.2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94cm" svg:height="1.007cm" svg:x="8.744cm" svg:y="10.2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99cm" svg:height="1.006cm" svg:x="17.436cm" svg:y="10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027cm" svg:height="0.956cm" draw:transform="rotate (1.5707963267949) translate (14.209cm 8.655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44cm" svg:y1="3.696cm" svg:x2="5.796cm" svg:y2="5.629cm" draw:start-shape="id1" draw:start-glue-point="3" draw:end-shape="id2" draw:end-glue-point="4" svg:d="M8744 3696h-2948v1933" svg:viewBox="0 0 2949 1934">
          <text:p/>
        </draw:connector>
        <draw:connector draw:style-name="gr6" draw:text-style-name="P1" draw:layer="layout" svg:x1="5.796cm" svg:y1="8.962cm" svg:x2="8.744cm" svg:y2="10.745cm" draw:start-shape="id2" draw:start-glue-point="8" draw:end-shape="id3" draw:end-glue-point="3" svg:d="M5796 8962v1783h2948" svg:viewBox="0 0 2949 1784">
          <text:p/>
        </draw:connector>
        <draw:connector draw:style-name="gr6" draw:text-style-name="P1" draw:layer="layout" draw:line-skew="0.986cm" svg:x1="22.762cm" svg:y1="15.913cm" svg:x2="14.551cm" svg:y2="18.265cm" draw:start-shape="id4" draw:start-glue-point="2" draw:end-shape="id5" draw:end-glue-point="0" svg:d="M22762 15913v2187h-8211v165" svg:viewBox="0 0 8212 2353">
          <text:p/>
        </draw:connector>
        <draw:connector draw:style-name="gr6" draw:text-style-name="P1" draw:layer="layout" svg:x1="11.738cm" svg:y1="10.745cm" svg:x2="17.436cm" svg:y2="10.757cm" draw:start-shape="id3" draw:start-glue-point="1" draw:end-shape="id6" draw:end-glue-point="3" svg:d="M11738 10745h2849v12h2849" svg:viewBox="0 0 5699 13">
          <text:p/>
        </draw:connector>
        <draw:connector draw:style-name="gr6" draw:text-style-name="P1" draw:layer="layout" svg:x1="14.687cm" svg:y1="8.655cm" svg:x2="17.436cm" svg:y2="10.757cm" draw:start-shape="id7" draw:start-glue-point="3" draw:end-shape="id6" draw:end-glue-point="3" svg:d="M14687 8655v2102h2749" svg:viewBox="0 0 2750 2103">
          <text:p/>
        </draw:connector>
        <draw:connector draw:style-name="gr6" draw:text-style-name="P1" draw:layer="layout" svg:x1="17.288cm" svg:y1="3.696cm" svg:x2="14.687cm" svg:y2="5.628cm" draw:start-shape="id8" draw:start-glue-point="3" draw:end-shape="id7" draw:end-glue-point="1" svg:d="M17288 3696h-2601v1932" svg:viewBox="0 0 2602 1933">
          <text:p/>
        </draw:connector>
        <draw:custom-shape draw:style-name="gr7" draw:text-style-name="P2" xml:id="id2" draw:id="id2" draw:layer="layout" svg:width="3.259cm" svg:height="3.333cm" svg:x="4.166cm" svg:y="5.62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3" draw:layer="layout" svg:width="3.836cm" svg:height="4.637cm" svg:x="20.867cm" svg:y="4.8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4" draw:layer="layout" svg:x1="22.796cm" svg:y1="6.243cm" svg:x2="22.796cm" svg:y2="8.535cm">
            <text:p/>
          </draw:line>
        </draw:g>
        <draw:custom-shape draw:style-name="gr10" draw:text-style-name="P2" xml:id="id9" draw:id="id9" draw:layer="layout" svg:width="3.842cm" svg:height="4.662cm" svg:x="12.75cm" svg:y="12.21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6.288cm" svg:height="2.157cm" svg:x="15.301cm" svg:y="15.491cm">
          <draw:text-box>
            <text:p><text:span text:style-name="T2">V</text:span><text:span text:style-name="T3">d</text:span><text:span text:style-name="T2"> = K</text:span><text:span text:style-name="T3">d</text:span><text:span text:style-name="T2"> I</text:span><text:span text:style-name="T3">d</text:span><text:span text:style-name="T1"> </text:span></text:p>
          </draw:text-box>
        </draw:frame>
        <draw:connector draw:style-name="gr6" draw:text-style-name="P6" draw:layer="layout" svg:x1="11.738cm" svg:y1="10.745cm" svg:x2="14.671cm" svg:y2="12.216cm" draw:start-shape="id3" draw:start-glue-point="1" draw:end-shape="id9" draw:end-glue-point="4" svg:d="M11738 10745h2933v1471" svg:viewBox="0 0 2934 1472">
          <text:p/>
        </draw:connector>
        <draw:connector draw:style-name="gr6" draw:text-style-name="P6" draw:layer="layout" svg:x1="11.738cm" svg:y1="3.696cm" svg:x2="14.687cm" svg:y2="5.628cm" draw:start-shape="id1" draw:start-glue-point="1" draw:end-shape="id7" draw:end-glue-point="1" svg:d="M11738 3696h2949v1932" svg:viewBox="0 0 2950 1933">
          <text:p/>
        </draw:connector>
        <draw:connector draw:style-name="gr6" draw:text-style-name="P6" draw:layer="layout" svg:x1="20.426cm" svg:y1="10.757cm" svg:x2="22.492cm" svg:y2="10.906cm" draw:start-shape="id6" draw:start-glue-point="1" draw:end-shape="id10" draw:end-glue-point="6" svg:d="M20426 10757h1033v149h1033" svg:viewBox="0 0 2067 150">
          <text:p/>
        </draw:connector>
        <draw:connector draw:style-name="gr6" draw:text-style-name="P6" draw:layer="layout" svg:x1="20.227cm" svg:y1="3.696cm" svg:x2="22.785cm" svg:y2="4.895cm" draw:start-shape="id8" draw:start-glue-point="1" draw:end-shape="id11" draw:end-glue-point="0" svg:d="M20227 3696h2558v1199" svg:viewBox="0 0 2559 1200">
          <text:p/>
        </draw:connector>
        <draw:connector draw:style-name="gr6" draw:text-style-name="P6" draw:layer="layout" svg:x1="22.785cm" svg:y1="9.532cm" svg:x2="22.762cm" svg:y2="12.782cm" draw:start-shape="id11" draw:start-glue-point="2" draw:end-shape="id4" draw:end-glue-point="0" svg:d="M22785 9532v1601h-23v1649" svg:viewBox="0 0 24 3251">
          <text:p/>
        </draw:connector>
        <draw:custom-shape draw:style-name="gr12" draw:text-style-name="P1" xml:id="id12" draw:id="id12" draw:layer="layout" svg:width="2.994cm" svg:height="0.964cm" svg:x="8.742cm" svg:y="17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3" draw:id="id13" draw:layer="layout" svg:width="3.042cm" svg:height="1.019cm" draw:transform="rotate (1.5707963267949) translate (5.268cm 15.888cm)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.736cm" svg:y1="18.195cm" svg:x2="14.671cm" svg:y2="16.878cm" draw:start-shape="id12" draw:start-glue-point="1" draw:end-shape="id9" draw:end-glue-point="6" svg:d="M11736 18195h2935v-1317" svg:viewBox="0 0 2936 1318">
          <text:p/>
        </draw:connector>
        <draw:connector draw:style-name="gr6" draw:text-style-name="P6" draw:layer="layout" svg:x1="5.777cm" svg:y1="12.846cm" svg:x2="8.744cm" svg:y2="10.745cm" draw:start-shape="id13" draw:start-glue-point="1" draw:end-shape="id3" draw:end-glue-point="3" svg:d="M5777 12846v-2101h2967" svg:viewBox="0 0 2968 2102">
          <text:p/>
        </draw:connector>
        <draw:connector draw:style-name="gr6" draw:text-style-name="P6" draw:layer="layout" svg:x1="5.777cm" svg:y1="15.888cm" svg:x2="8.742cm" svg:y2="18.195cm" draw:start-shape="id13" draw:start-glue-point="3" draw:end-shape="id12" draw:end-glue-point="3" svg:d="M5777 15888v2307h2965" svg:viewBox="0 0 2966 2308">
          <text:p/>
        </draw:connector>
        <draw:frame draw:style-name="gr14" draw:text-style-name="P5" draw:layer="layout" svg:width="2.703cm" svg:height="1.489cm" svg:x="24.997cm" svg:y="13.5cm">
          <draw:text-box>
            <text:p><text:span text:style-name="T1">I</text:span><text:span text:style-name="T4">c</text:span></text:p>
          </draw:text-box>
        </draw:frame>
        <draw:frame draw:style-name="gr15" draw:text-style-name="P7" draw:layer="layout" svg:width="2.126cm" svg:height="2.158cm" svg:x="9.374cm" svg:y="1.852cm">
          <draw:text-box>
            <text:p><text:span text:style-name="T5">R</text:span><text:span text:style-name="T6">1</text:span></text:p>
          </draw:text-box>
        </draw:frame>
        <draw:frame draw:style-name="gr16" draw:text-style-name="P7" draw:layer="layout" svg:width="2.126cm" svg:height="2.155cm" svg:x="18.034cm" svg:y="11.249cm">
          <draw:text-box>
            <text:p><text:span text:style-name="T5">R</text:span><text:span text:style-name="T6">5</text:span></text:p>
          </draw:text-box>
        </draw:frame>
        <draw:frame draw:style-name="gr17" draw:text-style-name="P7" draw:layer="layout" svg:width="2.098cm" svg:height="3.59cm" svg:x="9.235cm" svg:y="11.249cm">
          <draw:text-box>
            <text:p><text:span text:style-name="T5">R</text:span><text:span text:style-name="T6">4</text:span></text:p>
          </draw:text-box>
        </draw:frame>
        <draw:frame draw:style-name="gr18" draw:text-style-name="P7" draw:layer="layout" svg:width="1.7cm" svg:height="1.584cm" svg:x="12.585cm" svg:y="8.062cm">
          <draw:text-box>
            <text:p><text:span text:style-name="T7">R</text:span><text:span text:style-name="T8">3</text:span></text:p>
          </draw:text-box>
        </draw:frame>
        <draw:frame draw:style-name="gr19" draw:text-style-name="P7" draw:layer="layout" svg:width="2.17cm" svg:height="2.158cm" svg:x="17.967cm" svg:y="1.806cm">
          <draw:text-box>
            <text:p><text:span text:style-name="T5">R</text:span><text:span text:style-name="T6">2</text:span></text:p>
          </draw:text-box>
        </draw:frame>
        <draw:frame draw:style-name="gr20" draw:text-style-name="P7" draw:layer="layout" svg:width="2.183cm" svg:height="2.143cm" svg:x="3.6cm" svg:y="13.61cm">
          <draw:text-box>
            <text:p><text:span text:style-name="T5">R</text:span><text:span text:style-name="T6">6</text:span></text:p>
          </draw:text-box>
        </draw:frame>
        <draw:custom-shape draw:style-name="gr21" draw:text-style-name="P6" draw:layer="layout" svg:width="0.452cm" svg:height="0.503cm" svg:x="14.43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10" draw:id="id10" draw:layer="layout" svg:width="0.449cm" svg:height="0.502cm" svg:x="22.492cm" svg:y="10.655cm">
          <text:p text:style-name="P6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draw:layer="layout" svg:width="0.451cm" svg:height="0.503cm" svg:x="14.432cm" svg:y="1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51cm" svg:height="0.502cm" svg:x="14.432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397cm" svg:height="0.501cm" svg:x="5.556cm" svg:y="10.562cm">
          <text:p text:style-name="P6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604cm" svg:height="3.606cm" svg:x="12.437cm" svg:y="4.882cm">
          <draw:text-box>
            <text:p text:style-name="P8"><text:span text:style-name="T9">+</text:span></text:p>
            <text:p><text:span text:style-name="T9">V</text:span><text:span text:style-name="T10">b</text:span></text:p>
            <text:p text:style-name="P8"><text:span text:style-name="T9">-</text:span></text:p>
          </draw:text-box>
        </draw:frame>
        <draw:line draw:style-name="gr25" draw:text-style-name="P10" draw:layer="layout" svg:x1="6.932cm" svg:y1="12.871cm" svg:x2="6.932cm" svg:y2="16.29cm">
          <text:p/>
        </draw:line>
        <draw:frame draw:style-name="gr26" draw:text-style-name="P11" draw:layer="layout" svg:width="3.254cm" svg:height="3.281cm" svg:x="7.198cm" svg:y="13.332cm">
          <draw:text-box>
            <text:p><text:span text:style-name="T2">I</text:span><text:span text:style-name="T3">d</text:span></text:p>
          </draw:text-box>
        </draw:frame>
        <draw:g xml:id="id4" draw:id="id4">
          <draw:line draw:style-name="gr27" draw:text-style-name="P12" draw:layer="layout" svg:x1="22.762cm" svg:y1="12.782cm" svg:x2="22.762cm" svg:y2="13.823cm">
            <text:p/>
          </draw:line>
          <draw:line draw:style-name="gr27" draw:text-style-name="P12" draw:layer="layout" svg:x1="21.409cm" svg:y1="13.831cm" svg:x2="24.112cm" svg:y2="13.831cm">
            <text:p/>
          </draw:line>
          <draw:line draw:style-name="gr27" draw:text-style-name="P12" draw:layer="layout" svg:x1="21.412cm" svg:y1="14.878cm" svg:x2="24.115cm" svg:y2="14.878cm">
            <text:p/>
          </draw:line>
          <draw:line draw:style-name="gr27" draw:text-style-name="P12" draw:layer="layout" svg:x1="22.762cm" svg:y1="14.872cm" svg:x2="22.762cm" svg:y2="15.913cm">
            <text:p/>
          </draw:line>
        </draw:g>
        <draw:line draw:style-name="gr25" draw:text-style-name="P10" draw:layer="layout" svg:x1="24.587cm" svg:y1="11.852cm" svg:x2="24.587cm" svg:y2="15.271cm">
          <text:p/>
        </draw:line>
        <draw:frame draw:style-name="gr28" draw:text-style-name="P7" draw:layer="layout" svg:width="2.09cm" svg:height="2.033cm" svg:x="20.564cm" svg:y="14.858cm">
          <draw:text-box>
            <text:p><text:span text:style-name="T5">C</text:span></text:p>
          </draw:text-box>
        </draw:frame>
        <draw:g xml:id="id15" draw:id="id15">
          <draw:line draw:style-name="gr29" draw:text-style-name="P12" draw:layer="layout" svg:x1="4.378cm" svg:y1="12.003cm" svg:x2="2.2cm" svg:y2="12.023cm">
            <text:p/>
          </draw:line>
          <draw:line draw:style-name="gr29" draw:text-style-name="P12" draw:layer="layout" svg:x1="4.379cm" svg:y1="11.993cm" svg:x2="2.201cm" svg:y2="12.013cm">
            <text:p/>
          </draw:line>
          <draw:line draw:style-name="gr29" draw:text-style-name="P12" draw:layer="layout" svg:x1="2.796cm" svg:y1="12.449cm" svg:x2="3.879cm" svg:y2="12.449cm">
            <text:p/>
          </draw:line>
          <draw:line draw:style-name="gr29" draw:text-style-name="P12" draw:layer="layout" svg:x1="3.087cm" svg:y1="12.832cm" svg:x2="3.609cm" svg:y2="12.832cm">
            <text:p/>
          </draw:line>
          <draw:line draw:style-name="gr29" draw:text-style-name="P12" draw:layer="layout" svg:x1="3.319cm" svg:y1="11.975cm" svg:x2="3.328cm" svg:y2="10.99cm">
            <text:p/>
          </draw:line>
        </draw:g>
        <draw:connector draw:style-name="gr30" draw:text-style-name="P6" draw:layer="layout" svg:x1="5.556cm" svg:y1="10.813cm" svg:x2="3.289cm" svg:y2="10.99cm" draw:start-shape="id14" draw:start-glue-point="6" draw:end-shape="id15" draw:end-glue-point="0" svg:d="M5556 10813h-564v-373h-1703v550" svg:viewBox="0 0 2268 551">
          <text:p/>
        </draw:connector>
        <draw:frame draw:style-name="gr31" draw:text-style-name="P7" draw:layer="layout" svg:width="1.545cm" svg:height="1.835cm" svg:x="5.2cm" svg:y="2.31cm">
          <draw:text-box>
            <text:p><text:span text:style-name="T5">1</text:span></text:p>
          </draw:text-box>
        </draw:frame>
        <draw:frame draw:style-name="gr32" draw:text-style-name="P7" draw:layer="layout" svg:width="1.547cm" svg:height="1.573cm" svg:x="14.163cm" svg:y="2.338cm">
          <draw:text-box>
            <text:p><text:span text:style-name="T5">2</text:span></text:p>
          </draw:text-box>
        </draw:frame>
        <draw:frame draw:style-name="gr33" draw:text-style-name="P7" draw:layer="layout" svg:width="1.546cm" svg:height="1.835cm" svg:x="22.354cm" svg:y="2.41cm">
          <draw:text-box>
            <text:p><text:span text:style-name="T5">3</text:span></text:p>
          </draw:text-box>
        </draw:frame>
        <draw:frame draw:style-name="gr34" draw:text-style-name="P7" draw:layer="layout" svg:width="1.547cm" svg:height="1.837cm" svg:x="14.662cm" svg:y="9.218cm">
          <draw:text-box>
            <text:p><text:span text:style-name="T5">5</text:span></text:p>
          </draw:text-box>
        </draw:frame>
        <draw:frame draw:style-name="gr31" draw:text-style-name="P7" draw:layer="layout" svg:width="1.545cm" svg:height="1.835cm" svg:x="5.233cm" svg:y="18.265cm">
          <draw:text-box>
            <text:p><text:span text:style-name="T5">7</text:span></text:p>
          </draw:text-box>
        </draw:frame>
        <draw:frame draw:style-name="gr35" draw:text-style-name="P7" xml:id="id5" draw:id="id5" draw:layer="layout" svg:width="1.547cm" svg:height="1.835cm" svg:x="13.778cm" svg:y="18.265cm">
          <draw:text-box>
            <text:p><text:span text:style-name="T5">8</text:span></text:p>
          </draw:text-box>
        </draw:frame>
        <draw:frame draw:style-name="gr36" draw:text-style-name="P7" draw:layer="layout" svg:width="1.584cm" svg:height="1.835cm" svg:x="22.672cm" svg:y="9.946cm">
          <draw:text-box>
            <text:p><text:span text:style-name="T5">6</text:span></text:p>
          </draw:text-box>
        </draw:frame>
        <draw:line draw:style-name="gr25" draw:text-style-name="P10" draw:layer="layout" svg:x1="8.456cm" svg:y1="17.019cm" svg:x2="12.153cm" svg:y2="17.019cm">
          <text:p/>
        </draw:line>
        <draw:line draw:style-name="gr25" draw:text-style-name="P10" draw:layer="layout" svg:x1="20.258cm" svg:y1="9.625cm" svg:x2="16.703cm" svg:y2="9.625cm">
          <text:p/>
        </draw:line>
        <draw:line draw:style-name="gr25" draw:text-style-name="P10" draw:layer="layout" svg:x1="16.987cm" svg:y1="5.076cm" svg:x2="20.684cm" svg:y2="5.076cm">
          <text:p/>
        </draw:line>
        <draw:line draw:style-name="gr25" draw:text-style-name="P10" draw:layer="layout" svg:x1="11.868cm" svg:y1="9.483cm" svg:x2="8.029cm" svg:y2="9.483cm">
          <text:p/>
        </draw:line>
        <draw:line draw:style-name="gr25" draw:text-style-name="P10" draw:layer="layout" svg:x1="8.598cm" svg:y1="5.076cm" svg:x2="12.295cm" svg:y2="5.076cm">
          <text:p/>
        </draw:line>
        <draw:line draw:style-name="gr25" draw:text-style-name="P10" draw:layer="layout" svg:x1="15.707cm" svg:y1="8.63cm" svg:x2="15.707cm" svg:y2="5.502cm">
          <text:p/>
        </draw:line>
        <draw:frame draw:style-name="gr37" draw:text-style-name="P7" draw:layer="layout" svg:width="2.169cm" svg:height="2.158cm" svg:x="3.1cm" svg:y="5.21cm">
          <draw:text-box>
            <text:p><text:span text:style-name="T5">vs</text:span></text:p>
          </draw:text-box>
        </draw:frame>
        <draw:frame draw:style-name="gr38" draw:text-style-name="P7" draw:layer="layout" svg:width="2.098cm" svg:height="1.39cm" svg:x="9.4cm" svg:y="18.71cm">
          <draw:text-box>
            <text:p><text:span text:style-name="T5">R</text:span><text:span text:style-name="T6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5:08:31.962022131</meta:creation-date>
    <dc:date>2021-04-03T17:37:11.465604372</dc:date>
    <meta:editing-duration>PT30M20S</meta:editing-duration>
    <meta:editing-cycles>6</meta:editing-cycles>
    <meta:generator>LibreOffice/6.4.6.2$Linux_X86_64 LibreOffice_project/40$Build-2</meta:generator>
    <meta:document-statistic meta:object-count="71"/>
  </office:meta>
</office:document-meta>
</file>